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dList.decorateTransform( List list , Transformer transform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formedListIterator.se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dList.lastIndexOf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ListIterator.TransformedListIterator( List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List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List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ListIterator.ad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dList.set( int index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dList.listIterator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List.addAll( int index ,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dList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List.TransformedList( List list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List.subList( int fromIndex ,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dList.decorate( List list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List.add( int index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dList.indexOf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List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